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985cm"/>
    </style:style>
    <style:style style:name="co11" style:family="table-column">
      <style:table-column-properties fo:break-before="auto" style:column-width="0.485cm"/>
    </style:style>
    <style:style style:name="co12" style:family="table-column">
      <style:table-column-properties fo:break-before="auto" style:column-width="3.759cm"/>
    </style:style>
    <style:style style:name="co13" style:family="table-column">
      <style:table-column-properties fo:break-before="auto" style:column-width="5.332cm"/>
    </style:style>
    <style:style style:name="co14" style:family="table-column">
      <style:table-column-properties fo:break-before="auto" style:column-width="2.766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0.716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5.241cm"/>
    </style:style>
    <style:style style:name="co21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333333333333333">
            <text:p>33,33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7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7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7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0.333333333333333">
            <text:p>33%</text:p>
          </table:table-cell>
          <table:table-cell table:style-name="ce13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0">
            <text:p>0%</text:p>
          </table:table-cell>
          <table:table-cell table:style-name="ce6" office:value-type="string">
            <text:p>TIENDA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">
            <text:p>0%</text:p>
          </table:table-cell>
          <table:table-cell table:style-name="ce6" office:value-type="string">
            <text:p>INTERFAZ INIC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TEM ENEMIGO?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BAJ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8" table:formula="of:=IF([.E13]&lt;&gt;[.E12];1;[.D12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NTROL MANDO</text:p>
          </table:table-cell>
          <table:table-cell table:style-name="ce8" table:formula="of:=IF([.E14]&lt;&gt;[.E13];1;[.D13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RITES</text:p>
          </table:table-cell>
          <table:table-cell table:style-name="ce8" table:formula="of:=IF([.E15]&lt;&gt;[.E14];1;[.D14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ONIDO</text:p>
          </table:table-cell>
          <table:table-cell table:style-name="ce8" table:formula="of:=IF([.E16]&lt;&gt;[.E15];1;[.D15]+1)" office:value-type="float" office:value="4">
            <text:p>4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6" table:default-cell-style-name="ce2"/>
        <table:table-column table:style-name="co15" table:default-cell-style-name="ce2"/>
        <table:table-column table:style-name="co16" table:default-cell-style-name="ce10"/>
        <table:table-column table:style-name="co17" table:default-cell-style-name="ce12"/>
        <table:table-column table:style-name="co8" table:default-cell-style-name="ce2"/>
        <table:table-column table:style-name="co19" table:number-columns-repeated="1013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13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6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3"/>
          <table:table-cell table:style-name="ce15"/>
          <table:table-cell table:number-columns-repeated="4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POR AHORA LO POSPONGO</text:p>
          </table:table-cell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2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0.333333333333333">
            <text:p>33,33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NTRAR TIEND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ENTRE OPCIO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LEER TEXT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PRA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MPLEMENTAR OBJET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1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PARECER EN INICIO</text:p>
          </table:table-cell>
          <table:table-cell table:style-name="ce8" table:formula="of:=IF([.E6]&lt;&gt;[.E4];1;[.D4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</text:p>
          </table:table-cell>
          <table:table-cell table:style-name="ce8" table:formula="of:=IF([.E7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ELECCIONAR OPCION</text:p>
          </table:table-cell>
          <table:table-cell table:style-name="ce8" table:formula="of:=IF([.E8]&lt;&gt;[.E7];1;[.D7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MPEZAR JUEGO</text:p>
          </table:table-cell>
          <table:table-cell table:style-name="ce8" table:formula="of:=IF([.E9]&lt;&gt;[.E8];1;[.D8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O JUGAR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REDITOS</text:p>
          </table:table-cell>
          <table:table-cell table:style-name="ce8" table:formula="of:=IF([.E11]&lt;&gt;[.E10];1;[.D10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ENSAJE MIO</text:p>
          </table:table-cell>
          <table:table-cell table:style-name="ce8" table:formula="of:=IF([.E12]&lt;&gt;[.E11];1;[.D11]+1)" office:value-type="float" office:value="2">
            <text:p>2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ICK ROLL</text:p>
          </table:table-cell>
          <table:table-cell table:style-name="ce8" table:formula="of:=IF([.E13]&lt;&gt;[.E12];1;[.D12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4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8">08/06/2024</text:date>, <text:time>01:09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08T01:09:38.78</dc:date>
    <meta:editing-duration>P2DT5H5M4S</meta:editing-duration>
    <meta:editing-cycles>120</meta:editing-cycles>
    <meta:generator>OpenOffice/4.1.14$Win32 OpenOffice.org_project/4114m1$Build-9811</meta:generator>
    <meta:document-statistic meta:table-count="7" meta:cell-count="326" meta:object-count="0"/>
  </office:meta>
</office:document-meta>
</file>